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2.3016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7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weapon&quot;" style:apply-style-name="weapon" style:base-cell-address="Sheet1.C1"/>
      <style:map style:condition="cell-content()=&quot;armor&quot;" style:apply-style-name="armor" style:base-cell-address="Sheet1.C1"/>
      <style:map style:condition="cell-content()=&quot;jewelry&quot;" style:apply-style-name="jewelry" style:base-cell-address="Sheet1.C1"/>
      <style:map style:condition="cell-content()=&quot;ammunition&quot;" style:apply-style-name="ammunition" style:base-cell-address="Sheet1.C1"/>
      <style:map style:condition="cell-content()=&quot;amulet&quot;" style:apply-style-name="amulet" style:base-cell-address="Sheet1.C1"/>
      <style:map style:condition="cell-content()=&quot;tool&quot;" style:apply-style-name="tool" style:base-cell-address="Sheet1.C1"/>
      <style:map style:condition="cell-content()=&quot;consumable&quot;" style:apply-style-name="consumable" style:base-cell-address="Sheet1.C1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6" style:family="table-cell" style:parent-style-name="Default"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2" table:default-cell-style-name="ce21"/>
        <table:table-column table:style-name="co1" table:number-columns-repeated="1013" table:default-cell-style-name="ce22"/>
        <table:table-column table:style-name="co1" table:default-cell-style-name="ce15"/>
        <table:table-column table:style-name="co1" table:number-columns-repeated="7" table:default-cell-style-name="ce16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TYPE</text:p>
          </table:table-cell>
          <table:table-cell table:style-name="ce2" office:value-type="string" calcext:value-type="string">
            <text:p>STATS</text:p>
          </table:table-cell>
          <table:table-cell table:style-name="ce10" office:value-type="string" calcext:value-type="string">
            <text:p>ATTRIBUTE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RARITY</text:p>
          </table:table-cell>
          <table:table-cell table:style-name="ce2" table:number-columns-repeated="1009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p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[weapon,</text:p>
            <text:p>ranged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gendar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[jewelry,</text:p>
            <text:p>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[jewelry,</text:p>
            <text:p>earring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[armor,</text:p>
            <text:p>head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[armor,</text:p>
            <text:p>hand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[armor,</text:p>
            <text:p>fee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office:value-type="string" calcext:value-type="string">
            <text:p>[armor,</text:p>
            <text:p>upper_body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[armor,</text:p>
            <text:p>lower_body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[armor,</text:p>
            <text:p>cap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[armor,</text:p>
            <text:p>bel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[armor,</text:p>
            <text:p>shoulders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[jewelry,</text:p>
            <text:p>necklace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8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[amulet]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[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20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21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[consumable,</text:p>
            <text:p>stackable]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office:value-type="string" calcext:value-type="string">
            <text:p>normal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7:52:00.10710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24T17:52:45.405493801</dc:date>
    <meta:editing-duration>PT2H24M23S</meta:editing-duration>
    <meta:editing-cycles>53</meta:editing-cycles>
    <meta:generator>LibreOffice/7.1.4.2$Linux_X86_64 LibreOffice_project/10$Build-2</meta:generator>
    <meta:document-statistic meta:table-count="1" meta:cell-count="161" meta:object-count="0"/>
  </office:meta>
</office:document-meta>
</file>